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eedf" officeooo:paragraph-rsid="001beedf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style="italic" fo:font-weight="bold" officeooo:rsid="001beedf" officeooo:paragraph-rsid="001beed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beedf" officeooo:paragraph-rsid="001beed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e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ding in Thee</text:p>
      <text:p text:style-name="P5"/>
      <text:p text:style-name="P4">O safe to the rock that is higher than I</text:p>
      <text:p text:style-name="P4">My soul in its conflicts and sorrows would fly;</text:p>
      <text:p text:style-name="P4">So sinful, so weary – Thine, Thine would I be:</text:p>
      <text:p text:style-name="P4">Thou blest “Rock of Ages” I’m hiding in Thee.</text:p>
      <text:p text:style-name="P4"/>
      <text:p text:style-name="P4">In the calm of the noontide, in sorrow’s lone hour,</text:p>
      <text:p text:style-name="P4">In times when temptation casts o’er me its power,</text:p>
      <text:p text:style-name="P4">In the tempests of life, on its wide heaving sea,</text:p>
      <text:p text:style-name="P4">Thou blest “Rock of Ages”, I’m hiding in Thee.</text:p>
      <text:p text:style-name="P4"/>
      <text:p text:style-name="P4">How often in conflict when pressed by the foe,</text:p>
      <text:p text:style-name="P4">I have fled to my Refuge and breathed out my woe;</text:p>
      <text:p text:style-name="P4">How often, when trials like sea-billows roll,</text:p>
      <text:p text:style-name="P4">Have I hidden in Thee, O Thou Rock of my soul.</text:p>
      <text:p text:style-name="P3"/>
      <text:p text:style-name="P2">Hiding in Thee, Hiding in Thee,</text:p>
      <text:p text:style-name="P2">Thou blest “Rock of Ages”, I’m hiding in Thee.</text:p>
      <text:p text:style-name="P3"/>
      <text:p text:style-name="P3"/>
      <text:p text:style-name="P3">Composer: <text:span text:style-name="T1">Ira D. Sankey</text:span></text:p>
      <text:p text:style-name="P3">Lyricist: <text:span text:style-name="T1">William G. Cush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1:16:48.812000000</meta:creation-date>
    <meta:editing-duration>PT9M35S</meta:editing-duration>
    <meta:editing-cycles>2</meta:editing-cycles>
    <meta:generator>LibreOffice/6.3.3.2$Windows_X86_64 LibreOffice_project/a64200df03143b798afd1ec74a12ab50359878ed</meta:generator>
    <dc:title>Tuba Hymn Lyrics</dc:title>
    <dc:date>2020-04-24T11:26:23.519000000</dc:date>
    <meta:document-statistic meta:table-count="0" meta:image-count="0" meta:object-count="0" meta:page-count="1" meta:paragraph-count="17" meta:word-count="139" meta:character-count="701" meta:non-whitespace-character-count="578"/>
    <meta:template xlink:type="simple" xlink:actuate="onRequest" xlink:title="Tuba Hymn Lyrics" xlink:href="../../../../../AppData/Roaming/LibreOffice/4/user/template/Tuba%20Hymn%20Lyrics.ott" meta:date="2020-04-24T11:16:48.589000000"/>
  </office:meta>
</office:document-meta>
</file>